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4.55pt"/>
    </style:style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138.1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7.99pt"/>
    </style:style>
    <style:style style:name="co6" style:family="table-column">
      <style:table-column-properties fo:break-before="auto" style:column-width="192.19pt"/>
    </style:style>
    <style:style style:name="co7" style:family="table-column">
      <style:table-column-properties fo:break-before="auto" style:column-width="103.41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6.8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64pt" fo:break-before="auto" style:use-optimal-row-height="true"/>
    </style:style>
    <style:style style:name="ro5" style:family="table-row">
      <style:table-row-properties style:row-height="14.5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pt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pt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pt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pt"/>
      <style:text-properties style:font-name="Courier New" fo:font-size="12pt" fo:font-weight="bold"/>
    </style:style>
    <style:style style:name="ce23" style:family="table-cell" style:parent-style-name="Default" style:data-style-name="N0">
      <style:table-cell-properties fo:background-color="#ffffcc" style:text-align-source="fix" style:repeat-content="false"/>
      <style:paragraph-properties fo:text-align="start" fo:margin-left="0pt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pt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pt"/>
      <style:text-properties style:use-window-font-color="true"/>
    </style:style>
    <style:style style:name="ce26" style:family="table-cell" style:parent-style-name="Default">
      <style:table-cell-properties fo:background-color="#ffffcc" style:text-align-source="fix" style:repeat-content="false"/>
      <style:paragraph-properties fo:text-align="start" fo:margin-left="0pt"/>
      <style:text-properties style:font-name="Courier New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Courier New"/>
    </style:style>
    <style:style style:name="ce10" style:family="table-cell" style:parent-style-name="Default" style:data-style-name="N100">
      <style:table-cell-properties fo:background-color="#e6e6e6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cc99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#ffcc99"/>
      <style:text-properties style:use-window-font-color="true"/>
    </style:style>
    <style:style style:name="ce15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</office:automatic-styles>
  <office:body>
    <office:spreadsheet>
      <table:table table:name="CYW43455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11"/>
        <table:table-column table:style-name="co2" table:number-columns-repeated="249" table:default-cell-style-name="ce11"/>
        <table:table-row table:style-name="ro1">
          <table:table-cell table:style-name="ce1" office:value-type="string" calcext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 calcext:value-type="string">
            <text:p>[optio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 calcext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 calcext:value-type="string">
            <text:p>wordswap</text:p>
          </table:table-cell>
          <table:table-cell table:style-name="ce4" office:value-type="string" calcext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rotate_labels</text:p>
          </table:table-cell>
          <table:table-cell table:style-name="ce4" office:value-type="string" calcext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sort_labels</text:p>
          </table:table-cell>
          <table:table-cell table:style-name="ce4" office:value-type="string" calcext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generate_pinseq</text:p>
          </table:table-cell>
          <table:table-cell table:style-name="ce4" office:value-type="string" calcext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sym_width</text:p>
          </table:table-cell>
          <table:table-cell table:style-name="ce4" office:value-type="string" calcext:value-type="string">
            <text:p>51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pinwidthvertical</text:p>
          </table:table-cell>
          <table:table-cell table:style-name="ce4" office:value-type="float" office:value="400" calcext:value-type="float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pinwidthhorizontal</text:p>
          </table:table-cell>
          <table:table-cell table:style-name="ce4" office:value-type="float" office:value="400" calcext:value-type="float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 calcext:value-type="string">
            <text:p>[geda_attr]</text:p>
          </table:table-cell>
          <table:table-cell table:style-name="ce9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 calcext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 calcext:value-type="string">
            <text:p>version</text:p>
          </table:table-cell>
          <table:table-cell table:style-name="ce4" office:value-type="string" calcext:value-type="string">
            <text:p>20180521 2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CYW43455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CYW43455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refdes</text:p>
          </table:table-cell>
          <table:table-cell table:style-name="ce4" office:value-type="string" calcext:value-type="string">
            <text:p>U?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4" office:value-type="string" calcext:value-type="string">
            <text:p>footprint</text:p>
          </table:table-cell>
          <table:table-cell table:style-name="ce4" office:value-type="string" calcext:value-type="string">
            <text:p>CYW43455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802.11 b,g,n, 5G, Bluetooth 4.1, FM Receiver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4" office:value-type="string" calcext:value-type="string">
            <text:p>documentation</text:p>
          </table:table-cell>
          <table:table-cell table:style-name="ce26" office:value-type="string" calcext:value-type="string">
            <text:p>http://www.cypress.com/file/358916/download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author</text:p>
          </table:table-cell>
          <table:table-cell table:style-name="ce4" office:value-type="string" calcext:value-type="string">
            <text:p>AutoTron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numslots</text:p>
          </table:table-cell>
          <table:table-cell table:style-name="ce4" office:value-type="float" office:value="0" calcext:value-type="float">
            <text:p>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dist-license</text:p>
          </table:table-cell>
          <table:table-cell table:style-name="ce4" office:value-type="string" calcext:value-type="string">
            <text:p>GPLv2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use-license</text:p>
          </table:table-cell>
          <table:table-cell table:style-name="ce4" office:value-type="string" calcext:value-type="string">
            <text:p>unlimited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1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2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3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4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 calcext:value-type="string">
            <text:p>[pi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 calcext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4">
          <table:table-cell table:style-name="ce1" office:value-type="string" calcext:value-type="string">
            <text:p># style can be (line,dot,clk,dotclk,spacer,none). none if only want to add a net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4">
          <table:table-cell table:style-name="ce1" office:value-type="string" calcext:value-type="string">
            <text:p># posit. can be (l,r,t,b) or empty for nets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5">
          <table:table-cell table:style-name="ce6" office:value-type="string" calcext:value-type="string">
            <text:p>#pinnr</text:p>
          </table:table-cell>
          <table:table-cell table:style-name="ce6" office:value-type="string" calcext:value-type="string">
            <text:p>seq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tyle</text:p>
          </table:table-cell>
          <table:table-cell table:style-name="ce6" office:value-type="string" calcext:value-type="string">
            <text:p>posit.</text:p>
          </table:table-cell>
          <table:table-cell table:style-name="ce6" office:value-type="string" calcext:value-type="string">
            <text:p>net</text:p>
          </table:table-cell>
          <table:table-cell table:style-name="ce15" office:value-type="string" calcext:value-type="string">
            <text:p>label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1]" office:value-type="string" office:string-value="A1" calcext:value-type="string">
            <text:p>A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]" office:value-type="string" office:string-value="SR_PVSS" calcext:value-type="string">
            <text:p>SR_PVSS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2]" office:value-type="string" office:string-value="A2" calcext:value-type="string">
            <text:p>A2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2]" office:value-type="string" office:string-value="SR_VDDBAT5V" calcext:value-type="string">
            <text:p>SR_VDDBAT5V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3]" office:value-type="string" office:string-value="A3" calcext:value-type="string">
            <text:p>A3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3]" office:value-type="string" office:string-value="LDO_VDD1P5" calcext:value-type="string">
            <text:p>LDO_VDD1P5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4]" office:value-type="string" office:string-value="A4" calcext:value-type="string">
            <text:p>A4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4]" office:value-type="string" office:string-value="VOUT_3P3" calcext:value-type="string">
            <text:p>VOUT_3P3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5]" office:value-type="string" office:string-value="A5" calcext:value-type="string">
            <text:p>A5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5]" office:value-type="string" office:string-value="LDO_VDDBAT5V" calcext:value-type="string">
            <text:p>LDO_VDDBAT5V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6]" office:value-type="string" office:string-value="A6" calcext:value-type="string">
            <text:p>A6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6]" office:value-type="string" office:string-value="SDIO_DATA_3" calcext:value-type="string">
            <text:p>SDIO_DATA_3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7]" office:value-type="string" office:string-value="A7" calcext:value-type="string">
            <text:p>A7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7]" office:value-type="string" office:string-value="SDIO_CLK" calcext:value-type="string">
            <text:p>SDIO_CLK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8]" office:value-type="string" office:string-value="A8" calcext:value-type="string">
            <text:p>A8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8]" office:value-type="string" office:string-value="PCIE_RDP" calcext:value-type="string">
            <text:p>PCIE_RDP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9]" office:value-type="string" office:string-value="A9" calcext:value-type="string">
            <text:p>A9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9]" office:value-type="string" office:string-value="PCIE_RDN" calcext:value-type="string">
            <text:p>PCIE_RDN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10]" office:value-type="string" office:string-value="A10" calcext:value-type="string">
            <text:p>A10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0]" office:value-type="string" office:string-value="PCIE_TDN" calcext:value-type="string">
            <text:p>PCIE_TDN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11]" office:value-type="string" office:string-value="B1" calcext:value-type="string">
            <text:p>B1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1]" office:value-type="string" office:string-value="SR_VLX" calcext:value-type="string">
            <text:p>SR_VLX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12]" office:value-type="string" office:string-value="B2" calcext:value-type="string">
            <text:p>B2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2]" office:value-type="string" office:string-value="VOUT_PCIELDO" calcext:value-type="string">
            <text:p>VOUT_PCIELDO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13]" office:value-type="string" office:string-value="B3" calcext:value-type="string">
            <text:p>B3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3]" office:value-type="string" office:string-value="VOUT_CLDO" calcext:value-type="string">
            <text:p>VOUT_CLDO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14]" office:value-type="string" office:string-value="B4" calcext:value-type="string">
            <text:p>B4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4]" office:value-type="string" office:string-value="VOUT_LNLDO" calcext:value-type="string">
            <text:p>VOUT_LNLDO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15]" office:value-type="string" office:string-value="B5" calcext:value-type="string">
            <text:p>B5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5]" office:value-type="string" office:string-value="VOUT_BTLDO2P5" calcext:value-type="string">
            <text:p>VOUT_BTLDO2P5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16]" office:value-type="string" office:string-value="B6" calcext:value-type="string">
            <text:p>B6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6]" office:value-type="string" office:string-value="SDIO_DATA_2" calcext:value-type="string">
            <text:p>SDIO_DATA_2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17]" office:value-type="string" office:string-value="B7" calcext:value-type="string">
            <text:p>B7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7]" office:value-type="string" office:string-value="SDIO_DATA_1" calcext:value-type="string">
            <text:p>SDIO_DATA_1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18]" office:value-type="string" office:string-value="B8" calcext:value-type="string">
            <text:p>B8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oc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8]" office:value-type="string" office:string-value="PCIE_CLKREQ_L" calcext:value-type="string">
            <text:p>PCIE_CLKREQ_L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19]" office:value-type="string" office:string-value="B9" calcext:value-type="string">
            <text:p>B9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9]" office:value-type="string" office:string-value="PCIE_RXTX_AVDD1P2" calcext:value-type="string">
            <text:p>PCIE_RXTX_AVDD1P2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20]" office:value-type="string" office:string-value="B10" calcext:value-type="string">
            <text:p>B10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20]" office:value-type="string" office:string-value="PCIE_TDP" calcext:value-type="string">
            <text:p>PCIE_TDP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21]" office:value-type="string" office:string-value="B11" calcext:value-type="string">
            <text:p>B11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21]" office:value-type="string" office:string-value="PCIE_REFCLKP" calcext:value-type="string">
            <text:p>PCIE_REFCLKP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22]" office:value-type="string" office:string-value="C1" calcext:value-type="string">
            <text:p>C1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22]" office:value-type="string" office:string-value="GPIO_0" calcext:value-type="string">
            <text:p>GPIO_0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23]" office:value-type="string" office:string-value="C2" calcext:value-type="string">
            <text:p>C2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23]" office:value-type="string" office:string-value="PMU_AVSS" calcext:value-type="string">
            <text:p>PMU_AVSS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24]" office:value-type="string" office:string-value="C3" calcext:value-type="string">
            <text:p>C3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24]" office:value-type="string" office:string-value="BT_REG_ON" calcext:value-type="string">
            <text:p>BT_REG_ON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25]" office:value-type="string" office:string-value="C4" calcext:value-type="string">
            <text:p>C4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25]" office:value-type="string" office:string-value="WL_REG_ON" calcext:value-type="string">
            <text:p>WL_REG_ON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26]" office:value-type="string" office:string-value="C5" calcext:value-type="string">
            <text:p>C5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26]" office:value-type="string" office:string-value="VSSC" calcext:value-type="string">
            <text:p>VSSC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27]" office:value-type="string" office:string-value="C6" calcext:value-type="string">
            <text:p>C6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27]" office:value-type="string" office:string-value="SDIO_CMD" calcext:value-type="string">
            <text:p>SDIO_CMD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28]" office:value-type="string" office:string-value="C7" calcext:value-type="string">
            <text:p>C7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28]" office:value-type="string" office:string-value="SDIO_DATA_0" calcext:value-type="string">
            <text:p>SDIO_DATA_0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29]" office:value-type="string" office:string-value="C8" calcext:value-type="string">
            <text:p>C8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29]" office:value-type="string" office:string-value="VDDC" calcext:value-type="string">
            <text:p>VDDC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30]" office:value-type="string" office:string-value="C9" calcext:value-type="string">
            <text:p>C9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30]" office:value-type="string" office:string-value="PCIE_VSS" calcext:value-type="string">
            <text:p>PCIE_VSS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31]" office:value-type="string" office:string-value="C10" calcext:value-type="string">
            <text:p>C10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31]" office:value-type="string" office:string-value="PCIE_PLL_AVDD1P2" calcext:value-type="string">
            <text:p>PCIE_PLL_AVDD1P2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32]" office:value-type="string" office:string-value="C11" calcext:value-type="string">
            <text:p>C11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32]" office:value-type="string" office:string-value="PCIE_REFCLKN" calcext:value-type="string">
            <text:p>PCIE_REFCLKN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33]" office:value-type="string" office:string-value="D1" calcext:value-type="string">
            <text:p>D1</text:p>
          </table:table-cell>
          <table:table-cell table:style-name="ce4" office:value-type="string" calcext:value-type="string">
            <text:p>33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33]" office:value-type="string" office:string-value="GPIO_6" calcext:value-type="string">
            <text:p>GPIO_6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34]" office:value-type="string" office:string-value="D2" calcext:value-type="string">
            <text:p>D2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34]" office:value-type="string" office:string-value="GPIO_3" calcext:value-type="string">
            <text:p>GPIO_3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35]" office:value-type="string" office:string-value="D3" calcext:value-type="string">
            <text:p>D3</text:p>
          </table:table-cell>
          <table:table-cell table:style-name="ce4" office:value-type="string" calcext:value-type="string">
            <text:p>35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35]" office:value-type="string" office:string-value="GPIO_1" calcext:value-type="string">
            <text:p>GPIO_1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36]" office:value-type="string" office:string-value="D4" calcext:value-type="string">
            <text:p>D4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36]" office:value-type="string" office:string-value="GPIO_2" calcext:value-type="string">
            <text:p>GPIO_2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37]" office:value-type="string" office:string-value="D5" calcext:value-type="string">
            <text:p>D5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37]" office:value-type="string" office:string-value="VDDIO" calcext:value-type="string">
            <text:p>VDDIO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38]" office:value-type="string" office:string-value="D6" calcext:value-type="string">
            <text:p>D6</text:p>
          </table:table-cell>
          <table:table-cell table:style-name="ce4" office:value-type="string" calcext:value-type="string">
            <text:p>38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38]" office:value-type="string" office:string-value="VDDIO_SD" calcext:value-type="string">
            <text:p>VDDIO_SD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39]" office:value-type="string" office:string-value="D7" calcext:value-type="string">
            <text:p>D7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oc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39]" office:value-type="string" office:string-value="PCI_PME_L" calcext:value-type="string">
            <text:p>PCI_PME_L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40]" office:value-type="string" office:string-value="D8" calcext:value-type="string">
            <text:p>D8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40]" office:value-type="string" office:string-value="PERST_L" calcext:value-type="string">
            <text:p>PERST_L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41]" office:value-type="string" office:string-value="D9" calcext:value-type="string">
            <text:p>D9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pas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41]" office:value-type="string" office:string-value="NC1" calcext:value-type="string">
            <text:p>NC1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42]" office:value-type="string" office:string-value="D10" calcext:value-type="string">
            <text:p>D10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42]" office:value-type="string" office:string-value="GPIO_14" calcext:value-type="string">
            <text:p>GPIO_14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43]" office:value-type="string" office:string-value="D11" calcext:value-type="string">
            <text:p>D11</text:p>
          </table:table-cell>
          <table:table-cell table:style-name="ce4" office:value-type="string" calcext:value-type="string">
            <text:p>43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43]" office:value-type="string" office:string-value="GPIO_13" calcext:value-type="string">
            <text:p>GPIO_13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44]" office:value-type="string" office:string-value="E1" calcext:value-type="string">
            <text:p>E1</text:p>
          </table:table-cell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44]" office:value-type="string" office:string-value="GPIO_7" calcext:value-type="string">
            <text:p>GPIO_7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45]" office:value-type="string" office:string-value="E2" calcext:value-type="string">
            <text:p>E2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45]" office:value-type="string" office:string-value="VDDC" calcext:value-type="string">
            <text:p>VDDC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46]" office:value-type="string" office:string-value="E3" calcext:value-type="string">
            <text:p>E3</text:p>
          </table:table-cell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46]" office:value-type="string" office:string-value="GPIO_5" calcext:value-type="string">
            <text:p>GPIO_5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47]" office:value-type="string" office:string-value="E4" calcext:value-type="string">
            <text:p>E4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47]" office:value-type="string" office:string-value="GPIO_4" calcext:value-type="string">
            <text:p>GPIO_4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48]" office:value-type="string" office:string-value="E5" calcext:value-type="string">
            <text:p>E5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48]" office:value-type="string" office:string-value="JTAG_SEL" calcext:value-type="string">
            <text:p>JTAG_SEL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49]" office:value-type="string" office:string-value="E6" calcext:value-type="string">
            <text:p>E6</text:p>
          </table:table-cell>
          <table:table-cell table:style-name="ce4" office:value-type="string" calcext:value-type="string">
            <text:p>49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49]" office:value-type="string" office:string-value="RF_SW_CTRL_8" calcext:value-type="string">
            <text:p>RF_SW_CTRL_8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50]" office:value-type="string" office:string-value="E7" calcext:value-type="string">
            <text:p>E7</text:p>
          </table:table-cell>
          <table:table-cell table:style-name="ce4" office:value-type="string" calcext:value-type="string">
            <text:p>50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50]" office:value-type="string" office:string-value="VDDIO_RF" calcext:value-type="string">
            <text:p>VDDIO_RF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51]" office:value-type="string" office:string-value="E8" calcext:value-type="string">
            <text:p>E8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pas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51]" office:value-type="string" office:string-value="NC3" calcext:value-type="string">
            <text:p>NC3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52]" office:value-type="string" office:string-value="E9" calcext:value-type="string">
            <text:p>E9</text:p>
          </table:table-cell>
          <table:table-cell table:style-name="ce4" office:value-type="string" calcext:value-type="string">
            <text:p>52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52]" office:value-type="string" office:string-value="AVDD_BBPLL" calcext:value-type="string">
            <text:p>AVDD_BBPLL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53]" office:value-type="string" office:string-value="E10" calcext:value-type="string">
            <text:p>E10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53]" office:value-type="string" office:string-value="AVSS_BBPLL" calcext:value-type="string">
            <text:p>AVSS_BBPLL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54]" office:value-type="string" office:string-value="E11" calcext:value-type="string">
            <text:p>E11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pas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54]" office:value-type="string" office:string-value="NC2" calcext:value-type="string">
            <text:p>NC2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55]" office:value-type="string" office:string-value="F1" calcext:value-type="string">
            <text:p>F1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55]" office:value-type="string" office:string-value="LPO_IN" calcext:value-type="string">
            <text:p>LPO_IN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56]" office:value-type="string" office:string-value="F2" calcext:value-type="string">
            <text:p>F2</text:p>
          </table:table-cell>
          <table:table-cell table:style-name="ce4" office:value-type="string" calcext:value-type="string">
            <text:p>56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56]" office:value-type="string" office:string-value="BT_VDDC" calcext:value-type="string">
            <text:p>BT_VDDC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57]" office:value-type="string" office:string-value="F3" calcext:value-type="string">
            <text:p>F3</text:p>
          </table:table-cell>
          <table:table-cell table:style-name="ce4" office:value-type="string" calcext:value-type="string">
            <text:p>57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57]" office:value-type="string" office:string-value="GPIO_10" calcext:value-type="string">
            <text:p>GPIO_10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58]" office:value-type="string" office:string-value="F4" calcext:value-type="string">
            <text:p>F4</text:p>
          </table:table-cell>
          <table:table-cell table:style-name="ce4" office:value-type="string" calcext:value-type="string">
            <text:p>58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58]" office:value-type="string" office:string-value="GPIO_9" calcext:value-type="string">
            <text:p>GPIO_9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59]" office:value-type="string" office:string-value="F5" calcext:value-type="string">
            <text:p>F5</text:p>
          </table:table-cell>
          <table:table-cell table:style-name="ce4" office:value-type="string" calcext:value-type="string">
            <text:p>59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59]" office:value-type="string" office:string-value="VSSC" calcext:value-type="string">
            <text:p>VSSC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60]" office:value-type="string" office:string-value="F6" calcext:value-type="string">
            <text:p>F6</text:p>
          </table:table-cell>
          <table:table-cell table:style-name="ce4" office:value-type="string" calcext:value-type="string">
            <text:p>60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60]" office:value-type="string" office:string-value="RF_SW_CTRL_7" calcext:value-type="string">
            <text:p>RF_SW_CTRL_7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61]" office:value-type="string" office:string-value="F7" calcext:value-type="string">
            <text:p>F7</text:p>
          </table:table-cell>
          <table:table-cell table:style-name="ce4" office:value-type="string" calcext:value-type="string">
            <text:p>61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61]" office:value-type="string" office:string-value="RF_SW_CTRL_4" calcext:value-type="string">
            <text:p>RF_SW_CTRL_4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62]" office:value-type="string" office:string-value="F8" calcext:value-type="string">
            <text:p>F8</text:p>
          </table:table-cell>
          <table:table-cell table:style-name="ce4" office:value-type="string" calcext:value-type="string">
            <text:p>62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62]" office:value-type="string" office:string-value="VDDC" calcext:value-type="string">
            <text:p>VDDC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63]" office:value-type="string" office:string-value="F9" calcext:value-type="string">
            <text:p>F9</text:p>
          </table:table-cell>
          <table:table-cell table:style-name="ce4" office:value-type="string" calcext:value-type="string">
            <text:p>63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63]" office:value-type="string" office:string-value="VSSC" calcext:value-type="string">
            <text:p>VSSC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64]" office:value-type="string" office:string-value="F10" calcext:value-type="string">
            <text:p>F10</text:p>
          </table:table-cell>
          <table:table-cell table:style-name="ce4" office:value-type="string" calcext:value-type="string">
            <text:p>64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64]" office:value-type="string" office:string-value="RF_SW_CTRL_1" calcext:value-type="string">
            <text:p>RF_SW_CTRL_1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65]" office:value-type="string" office:string-value="F11" calcext:value-type="string">
            <text:p>F11</text:p>
          </table:table-cell>
          <table:table-cell table:style-name="ce4" office:value-type="string" calcext:value-type="string">
            <text:p>65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65]" office:value-type="string" office:string-value="RF_SW_CTRL_0" calcext:value-type="string">
            <text:p>RF_SW_CTRL_0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66]" office:value-type="string" office:string-value="G1" calcext:value-type="string">
            <text:p>G1</text:p>
          </table:table-cell>
          <table:table-cell table:style-name="ce4" office:value-type="string" calcext:value-type="string">
            <text:p>66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66]" office:value-type="string" office:string-value="BT_PCM_IN" calcext:value-type="string">
            <text:p>BT_PCM_IN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67]" office:value-type="string" office:string-value="G2" calcext:value-type="string">
            <text:p>G2</text:p>
          </table:table-cell>
          <table:table-cell table:style-name="ce4" office:value-type="string" calcext:value-type="string">
            <text:p>67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67]" office:value-type="string" office:string-value="VSSC" calcext:value-type="string">
            <text:p>VSSC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68]" office:value-type="string" office:string-value="G3" calcext:value-type="string">
            <text:p>G3</text:p>
          </table:table-cell>
          <table:table-cell table:style-name="ce4" office:value-type="string" calcext:value-type="string">
            <text:p>68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68]" office:value-type="string" office:string-value="BT_PCM_SYNC" calcext:value-type="string">
            <text:p>BT_PCM_SYNC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69]" office:value-type="string" office:string-value="G4" calcext:value-type="string">
            <text:p>G4</text:p>
          </table:table-cell>
          <table:table-cell table:style-name="ce4" office:value-type="string" calcext:value-type="string">
            <text:p>69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69]" office:value-type="string" office:string-value="BT_VDDO" calcext:value-type="string">
            <text:p>BT_VDDO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70]" office:value-type="string" office:string-value="G5" calcext:value-type="string">
            <text:p>G5</text:p>
          </table:table-cell>
          <table:table-cell table:style-name="ce4" office:value-type="string" calcext:value-type="string">
            <text:p>7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70]" office:value-type="string" office:string-value="GPIO_8" calcext:value-type="string">
            <text:p>GPIO_8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71]" office:value-type="string" office:string-value="G6" calcext:value-type="string">
            <text:p>G6</text:p>
          </table:table-cell>
          <table:table-cell table:style-name="ce4" office:value-type="string" calcext:value-type="string">
            <text:p>71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71]" office:value-type="string" office:string-value="RF_SW_CTRL_6" calcext:value-type="string">
            <text:p>RF_SW_CTRL_6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72]" office:value-type="string" office:string-value="G7" calcext:value-type="string">
            <text:p>G7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72]" office:value-type="string" office:string-value="RF_SW_CTRL_5" calcext:value-type="string">
            <text:p>RF_SW_CTRL_5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73]" office:value-type="string" office:string-value="G8" calcext:value-type="string">
            <text:p>G8</text:p>
          </table:table-cell>
          <table:table-cell table:style-name="ce4" office:value-type="string" calcext:value-type="string">
            <text:p>73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73]" office:value-type="string" office:string-value="RF_SW_CTRL_3" calcext:value-type="string">
            <text:p>RF_SW_CTRL_3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74]" office:value-type="string" office:string-value="G9" calcext:value-type="string">
            <text:p>G9</text:p>
          </table:table-cell>
          <table:table-cell table:style-name="ce4" office:value-type="string" calcext:value-type="string">
            <text:p>74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74]" office:value-type="string" office:string-value="RF_SW_CTRL_2" calcext:value-type="string">
            <text:p>RF_SW_CTRL_2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75]" office:value-type="string" office:string-value="G10" calcext:value-type="string">
            <text:p>G10</text:p>
          </table:table-cell>
          <table:table-cell table:style-name="ce4" office:value-type="string" calcext:value-type="string">
            <text:p>75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75]" office:value-type="string" office:string-value="WRF_XTAL_GND1P2" calcext:value-type="string">
            <text:p>WRF_XTAL_GND1P2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76]" office:value-type="string" office:string-value="G11" calcext:value-type="string">
            <text:p>G11</text:p>
          </table:table-cell>
          <table:table-cell table:style-name="ce4" office:value-type="string" calcext:value-type="string">
            <text:p>76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76]" office:value-type="string" office:string-value="WRF_XTAL_XON" calcext:value-type="string">
            <text:p>WRF_XTAL_XON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77]" office:value-type="string" office:string-value="H1" calcext:value-type="string">
            <text:p>H1</text:p>
          </table:table-cell>
          <table:table-cell table:style-name="ce4" office:value-type="string" calcext:value-type="string">
            <text:p>77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77]" office:value-type="string" office:string-value="BT_PCM_CLK" calcext:value-type="string">
            <text:p>BT_PCM_CLK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78]" office:value-type="string" office:string-value="H2" calcext:value-type="string">
            <text:p>H2</text:p>
          </table:table-cell>
          <table:table-cell table:style-name="ce4" office:value-type="string" calcext:value-type="string">
            <text:p>78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78]" office:value-type="string" office:string-value="BT_I2S_DO" calcext:value-type="string">
            <text:p>BT_I2S_DO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79]" office:value-type="string" office:string-value="H3" calcext:value-type="string">
            <text:p>H3</text:p>
          </table:table-cell>
          <table:table-cell table:style-name="ce4" office:value-type="string" calcext:value-type="string">
            <text:p>79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79]" office:value-type="string" office:string-value="BT_PCM_OUT" calcext:value-type="string">
            <text:p>BT_PCM_OUT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80]" office:value-type="string" office:string-value="H4" calcext:value-type="string">
            <text:p>H4</text:p>
          </table:table-cell>
          <table:table-cell table:style-name="ce4" office:value-type="string" calcext:value-type="string">
            <text:p>80</text:p>
          </table:table-cell>
          <table:table-cell table:style-name="ce4" office:value-type="string" calcext:value-type="string">
            <text:p>pas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80]" office:value-type="string" office:string-value="NC" calcext:value-type="string">
            <text:p>NC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81]" office:value-type="string" office:string-value="H5" calcext:value-type="string">
            <text:p>H5</text:p>
          </table:table-cell>
          <table:table-cell table:style-name="ce4" office:value-type="string" calcext:value-type="string">
            <text:p>81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81]" office:value-type="string" office:string-value="BT_GPIO_4" calcext:value-type="string">
            <text:p>BT_GPIO_4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82]" office:value-type="string" office:string-value="H6" calcext:value-type="string">
            <text:p>H6</text:p>
          </table:table-cell>
          <table:table-cell table:style-name="ce4" office:value-type="string" calcext:value-type="string">
            <text:p>82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82]" office:value-type="string" office:string-value="BT_GPIO_3" calcext:value-type="string">
            <text:p>BT_GPIO_3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83]" office:value-type="string" office:string-value="H8" calcext:value-type="string">
            <text:p>H8</text:p>
          </table:table-cell>
          <table:table-cell table:style-name="ce4" office:value-type="string" calcext:value-type="string">
            <text:p>83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83]" office:value-type="string" office:string-value="WRF_SYNTH_VDD3P3" calcext:value-type="string">
            <text:p>WRF_SYNTH_VDD3P3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84]" office:value-type="string" office:string-value="H9" calcext:value-type="string">
            <text:p>H9</text:p>
          </table:table-cell>
          <table:table-cell table:style-name="ce4" office:value-type="string" calcext:value-type="string">
            <text:p>84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84]" office:value-type="string" office:string-value="WRF_XTAL_VDD1P2" calcext:value-type="string">
            <text:p>WRF_XTAL_VDD1P2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85]" office:value-type="string" office:string-value="H10" calcext:value-type="string">
            <text:p>H10</text:p>
          </table:table-cell>
          <table:table-cell table:style-name="ce4" office:value-type="string" calcext:value-type="string">
            <text:p>85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85]" office:value-type="string" office:string-value="WRF_XTAL_VDD1P35" calcext:value-type="string">
            <text:p>WRF_XTAL_VDD1P35</text:p>
          </table:table-cell>
          <table:table-cell table:number-columns-repeated="249"/>
        </table:table-row>
        <table:table-row table:style-name="ro3">
          <table:table-cell table:style-name="ce23" table:formula="of:=[$data.A86]" office:value-type="string" office:string-value="H11" calcext:value-type="string">
            <text:p>H11</text:p>
          </table:table-cell>
          <table:table-cell table:style-name="ce4" office:value-type="string" calcext:value-type="string">
            <text:p>86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86]" office:value-type="string" office:string-value="WRF_XTAL_XOP" calcext:value-type="string">
            <text:p>WRF_XTAL_XOP</text:p>
          </table:table-cell>
          <table:table-cell table:number-columns-repeated="249"/>
        </table:table-row>
        <table:table-row table:style-name="ro3">
          <table:table-cell table:style-name="ce23" table:formula="of:=[$data.A87]" office:value-type="string" office:string-value="J1" calcext:value-type="string">
            <text:p>J1</text:p>
          </table:table-cell>
          <table:table-cell table:style-name="ce4" office:value-type="string" calcext:value-type="string">
            <text:p>87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87]" office:value-type="string" office:string-value="BT_I2S_CLK" calcext:value-type="string">
            <text:p>BT_I2S_CLK</text:p>
          </table:table-cell>
          <table:table-cell table:number-columns-repeated="249"/>
        </table:table-row>
        <table:table-row table:style-name="ro3">
          <table:table-cell table:style-name="ce23" table:formula="of:=[$data.A88]" office:value-type="string" office:string-value="J2" calcext:value-type="string">
            <text:p>J2</text:p>
          </table:table-cell>
          <table:table-cell table:style-name="ce4" office:value-type="string" calcext:value-type="string">
            <text:p>88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88]" office:value-type="string" office:string-value="BT_I2S_DI" calcext:value-type="string">
            <text:p>BT_I2S_DI</text:p>
          </table:table-cell>
          <table:table-cell table:number-columns-repeated="249"/>
        </table:table-row>
        <table:table-row table:style-name="ro3">
          <table:table-cell table:style-name="ce23" table:formula="of:=[$data.A89]" office:value-type="string" office:string-value="J3" calcext:value-type="string">
            <text:p>J3</text:p>
          </table:table-cell>
          <table:table-cell table:style-name="ce4" office:value-type="string" calcext:value-type="string">
            <text:p>89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89]" office:value-type="string" office:string-value="BT_I2S_WS" calcext:value-type="string">
            <text:p>BT_I2S_WS</text:p>
          </table:table-cell>
          <table:table-cell table:number-columns-repeated="249"/>
        </table:table-row>
        <table:table-row table:style-name="ro3">
          <table:table-cell table:style-name="ce23" table:formula="of:=[$data.A90]" office:value-type="string" office:string-value="J4" calcext:value-type="string">
            <text:p>J4</text:p>
          </table:table-cell>
          <table:table-cell table:style-name="ce4" office:value-type="string" calcext:value-type="string">
            <text:p>90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90]" office:value-type="string" office:string-value="BT_VDDC" calcext:value-type="string">
            <text:p>BT_VDDC</text:p>
          </table:table-cell>
          <table:table-cell table:number-columns-repeated="249"/>
        </table:table-row>
        <table:table-row table:style-name="ro3">
          <table:table-cell table:style-name="ce23" table:formula="of:=[$data.A91]" office:value-type="string" office:string-value="J5" calcext:value-type="string">
            <text:p>J5</text:p>
          </table:table-cell>
          <table:table-cell table:style-name="ce4" office:value-type="string" calcext:value-type="string">
            <text:p>91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91]" office:value-type="string" office:string-value="VDDC" calcext:value-type="string">
            <text:p>VDDC</text:p>
          </table:table-cell>
          <table:table-cell table:number-columns-repeated="249"/>
        </table:table-row>
        <table:table-row table:style-name="ro3">
          <table:table-cell table:style-name="ce23" table:formula="of:=[$data.A92]" office:value-type="string" office:string-value="J6" calcext:value-type="string">
            <text:p>J6</text:p>
          </table:table-cell>
          <table:table-cell table:style-name="ce4" office:value-type="string" calcext:value-type="string">
            <text:p>92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92]" office:value-type="string" office:string-value="BT_UART_CTS_N" calcext:value-type="string">
            <text:p>BT_UART_CTS_N</text:p>
          </table:table-cell>
          <table:table-cell table:number-columns-repeated="249"/>
        </table:table-row>
        <table:table-row table:style-name="ro3">
          <table:table-cell table:style-name="ce23" table:formula="of:=[$data.A93]" office:value-type="string" office:string-value="J7" calcext:value-type="string">
            <text:p>J7</text:p>
          </table:table-cell>
          <table:table-cell table:style-name="ce4" office:value-type="string" calcext:value-type="string">
            <text:p>93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93]" office:value-type="string" office:string-value="BT_GPIO_2" calcext:value-type="string">
            <text:p>BT_GPIO_2</text:p>
          </table:table-cell>
          <table:table-cell table:number-columns-repeated="249"/>
        </table:table-row>
        <table:table-row table:style-name="ro3">
          <table:table-cell table:style-name="ce23" table:formula="of:=[$data.A94]" office:value-type="string" office:string-value="J8" calcext:value-type="string">
            <text:p>J8</text:p>
          </table:table-cell>
          <table:table-cell table:style-name="ce4" office:value-type="string" calcext:value-type="string">
            <text:p>94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94]" office:value-type="string" office:string-value="WRF_VCO_GND" calcext:value-type="string">
            <text:p>WRF_VCO_GND</text:p>
          </table:table-cell>
          <table:table-cell table:number-columns-repeated="249"/>
        </table:table-row>
        <table:table-row table:style-name="ro3">
          <table:table-cell table:style-name="ce23" table:formula="of:=[$data.A95]" office:value-type="string" office:string-value="J9" calcext:value-type="string">
            <text:p>J9</text:p>
          </table:table-cell>
          <table:table-cell table:style-name="ce4" office:value-type="string" calcext:value-type="string">
            <text:p>95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95]" office:value-type="string" office:string-value="WRF_SYNTH_GND" calcext:value-type="string">
            <text:p>WRF_SYNTH_GND</text:p>
          </table:table-cell>
          <table:table-cell table:number-columns-repeated="249"/>
        </table:table-row>
        <table:table-row table:style-name="ro3">
          <table:table-cell table:style-name="ce23" table:formula="of:=[$data.A96]" office:value-type="string" office:string-value="J10" calcext:value-type="string">
            <text:p>J10</text:p>
          </table:table-cell>
          <table:table-cell table:style-name="ce4" office:value-type="string" calcext:value-type="string">
            <text:p>96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96]" office:value-type="string" office:string-value="WRF_SYNTH_VDD1P2" calcext:value-type="string">
            <text:p>WRF_SYNTH_VDD1P2</text:p>
          </table:table-cell>
          <table:table-cell table:number-columns-repeated="249"/>
        </table:table-row>
        <table:table-row table:style-name="ro3">
          <table:table-cell table:style-name="ce23" table:formula="of:=[$data.A97]" office:value-type="string" office:string-value="J11" calcext:value-type="string">
            <text:p>J11</text:p>
          </table:table-cell>
          <table:table-cell table:style-name="ce4" office:value-type="string" calcext:value-type="string">
            <text:p>97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97]" office:value-type="string" office:string-value="WRF_PMU_VDD1P35" calcext:value-type="string">
            <text:p>WRF_PMU_VDD1P35</text:p>
          </table:table-cell>
          <table:table-cell table:number-columns-repeated="249"/>
        </table:table-row>
        <table:table-row table:style-name="ro3">
          <table:table-cell table:style-name="ce23" table:formula="of:=[$data.A98]" office:value-type="string" office:string-value="K1" calcext:value-type="string">
            <text:p>K1</text:p>
          </table:table-cell>
          <table:table-cell table:style-name="ce4" office:value-type="string" calcext:value-type="string">
            <text:p>98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98]" office:value-type="string" office:string-value="BT_UART_RXD" calcext:value-type="string">
            <text:p>BT_UART_RXD</text:p>
          </table:table-cell>
          <table:table-cell table:number-columns-repeated="249"/>
        </table:table-row>
        <table:table-row table:style-name="ro3">
          <table:table-cell table:style-name="ce23" table:formula="of:=[$data.A99]" office:value-type="string" office:string-value="K2" calcext:value-type="string">
            <text:p>K2</text:p>
          </table:table-cell>
          <table:table-cell table:style-name="ce4" office:value-type="string" calcext:value-type="string">
            <text:p>99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99]" office:value-type="string" office:string-value="BT_UART_TXD" calcext:value-type="string">
            <text:p>BT_UART_TXD</text:p>
          </table:table-cell>
          <table:table-cell table:number-columns-repeated="249"/>
        </table:table-row>
        <table:table-row table:style-name="ro3">
          <table:table-cell table:style-name="ce23" table:formula="of:=[$data.A100]" office:value-type="string" office:string-value="K3" calcext:value-type="string">
            <text:p>K3</text:p>
          </table:table-cell>
          <table:table-cell table:style-name="ce4" office:value-type="string" calcext:value-type="string">
            <text:p>100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00]" office:value-type="string" office:string-value="BT_UART_RTS_N" calcext:value-type="string">
            <text:p>BT_UART_RTS_N</text:p>
          </table:table-cell>
          <table:table-cell table:number-columns-repeated="249"/>
        </table:table-row>
        <table:table-row table:style-name="ro3">
          <table:table-cell table:style-name="ce23" table:formula="of:=[$data.A101]" office:value-type="string" office:string-value="K4" calcext:value-type="string">
            <text:p>K4</text:p>
          </table:table-cell>
          <table:table-cell table:style-name="ce4" office:value-type="string" calcext:value-type="string">
            <text:p>101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01]" office:value-type="string" office:string-value="BT_GPIO_5" calcext:value-type="string">
            <text:p>BT_GPIO_5</text:p>
          </table:table-cell>
          <table:table-cell table:number-columns-repeated="249"/>
        </table:table-row>
        <table:table-row table:style-name="ro3">
          <table:table-cell table:style-name="ce23" table:formula="of:=[$data.A102]" office:value-type="string" office:string-value="K5" calcext:value-type="string">
            <text:p>K5</text:p>
          </table:table-cell>
          <table:table-cell table:style-name="ce4" office:value-type="string" calcext:value-type="string">
            <text:p>102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02]" office:value-type="string" office:string-value="VSSC" calcext:value-type="string">
            <text:p>VSSC</text:p>
          </table:table-cell>
          <table:table-cell table:number-columns-repeated="249"/>
        </table:table-row>
        <table:table-row table:style-name="ro3">
          <table:table-cell table:style-name="ce23" table:formula="of:=[$data.A103]" office:value-type="string" office:string-value="K6" calcext:value-type="string">
            <text:p>K6</text:p>
          </table:table-cell>
          <table:table-cell table:style-name="ce4" office:value-type="string" calcext:value-type="string">
            <text:p>103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03]" office:value-type="string" office:string-value="GPIO_16" calcext:value-type="string">
            <text:p>GPIO_16</text:p>
          </table:table-cell>
          <table:table-cell table:number-columns-repeated="249"/>
        </table:table-row>
        <table:table-row table:style-name="ro3">
          <table:table-cell table:style-name="ce23" table:formula="of:=[$data.A104]" office:value-type="string" office:string-value="K7" calcext:value-type="string">
            <text:p>K7</text:p>
          </table:table-cell>
          <table:table-cell table:style-name="ce4" office:value-type="string" calcext:value-type="string">
            <text:p>104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04]" office:value-type="string" office:string-value="GPIO_15" calcext:value-type="string">
            <text:p>GPIO_15</text:p>
          </table:table-cell>
          <table:table-cell table:number-columns-repeated="249"/>
        </table:table-row>
        <table:table-row table:style-name="ro3">
          <table:table-cell table:style-name="ce23" table:formula="of:=[$data.A105]" office:value-type="string" office:string-value="K8" calcext:value-type="string">
            <text:p>K8</text:p>
          </table:table-cell>
          <table:table-cell table:style-name="ce4" office:value-type="string" calcext:value-type="string">
            <text:p>105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05]" office:value-type="string" office:string-value="WRF_EXT_TSSIA" calcext:value-type="string">
            <text:p>WRF_EXT_TSSIA</text:p>
          </table:table-cell>
          <table:table-cell table:number-columns-repeated="249"/>
        </table:table-row>
        <table:table-row table:style-name="ro3">
          <table:table-cell table:style-name="ce23" table:formula="of:=[$data.A106]" office:value-type="string" office:string-value="K9" calcext:value-type="string">
            <text:p>K9</text:p>
          </table:table-cell>
          <table:table-cell table:style-name="ce4" office:value-type="string" calcext:value-type="string">
            <text:p>106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06]" office:value-type="string" office:string-value="WRF_GENERAL_GND" calcext:value-type="string">
            <text:p>WRF_GENERAL_GND</text:p>
          </table:table-cell>
          <table:table-cell table:number-columns-repeated="249"/>
        </table:table-row>
        <table:table-row table:style-name="ro3">
          <table:table-cell table:style-name="ce23" table:formula="of:=[$data.A107]" office:value-type="string" office:string-value="K10" calcext:value-type="string">
            <text:p>K10</text:p>
          </table:table-cell>
          <table:table-cell table:style-name="ce4" office:value-type="string" calcext:value-type="string">
            <text:p>107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07]" office:value-type="string" office:string-value="WRF_AFE_VDD1P35" calcext:value-type="string">
            <text:p>WRF_AFE_VDD1P35</text:p>
          </table:table-cell>
          <table:table-cell table:number-columns-repeated="249"/>
        </table:table-row>
        <table:table-row table:style-name="ro3">
          <table:table-cell table:style-name="ce23" table:formula="of:=[$data.A108]" office:value-type="string" office:string-value="K11" calcext:value-type="string">
            <text:p>K11</text:p>
          </table:table-cell>
          <table:table-cell table:style-name="ce4" office:value-type="string" calcext:value-type="string">
            <text:p>108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08]" office:value-type="string" office:string-value="WRF_RX5G_GND" calcext:value-type="string">
            <text:p>WRF_RX5G_GND</text:p>
          </table:table-cell>
          <table:table-cell table:number-columns-repeated="249"/>
        </table:table-row>
        <table:table-row table:style-name="ro3">
          <table:table-cell table:style-name="ce23" table:formula="of:=[$data.A109]" office:value-type="string" office:string-value="L1" calcext:value-type="string">
            <text:p>L1</text:p>
          </table:table-cell>
          <table:table-cell table:style-name="ce4" office:value-type="string" calcext:value-type="string">
            <text:p>109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09]" office:value-type="string" office:string-value="BT_VDDC" calcext:value-type="string">
            <text:p>BT_VDDC</text:p>
          </table:table-cell>
          <table:table-cell table:number-columns-repeated="249"/>
        </table:table-row>
        <table:table-row table:style-name="ro3">
          <table:table-cell table:style-name="ce23" table:formula="of:=[$data.A110]" office:value-type="string" office:string-value="L2" calcext:value-type="string">
            <text:p>L2</text:p>
          </table:table-cell>
          <table:table-cell table:style-name="ce4" office:value-type="string" calcext:value-type="string">
            <text:p>110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10]" office:value-type="string" office:string-value="VSSC" calcext:value-type="string">
            <text:p>VSSC</text:p>
          </table:table-cell>
          <table:table-cell table:number-columns-repeated="249"/>
        </table:table-row>
        <table:table-row table:style-name="ro3">
          <table:table-cell table:style-name="ce23" table:formula="of:=[$data.A111]" office:value-type="string" office:string-value="L3" calcext:value-type="string">
            <text:p>L3</text:p>
          </table:table-cell>
          <table:table-cell table:style-name="ce4" office:value-type="string" calcext:value-type="string">
            <text:p>111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11]" office:value-type="string" office:string-value="BT_HOST_WAKE" calcext:value-type="string">
            <text:p>BT_HOST_WAKE</text:p>
          </table:table-cell>
          <table:table-cell table:number-columns-repeated="249"/>
        </table:table-row>
        <table:table-row table:style-name="ro3">
          <table:table-cell table:style-name="ce23" table:formula="of:=[$data.A112]" office:value-type="string" office:string-value="L4" calcext:value-type="string">
            <text:p>L4</text:p>
          </table:table-cell>
          <table:table-cell table:style-name="ce4" office:value-type="string" calcext:value-type="string">
            <text:p>112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12]" office:value-type="string" office:string-value="BT_CLK_REQ" calcext:value-type="string">
            <text:p>BT_CLK_REQ</text:p>
          </table:table-cell>
          <table:table-cell table:number-columns-repeated="249"/>
        </table:table-row>
        <table:table-row table:style-name="ro3">
          <table:table-cell table:style-name="ce23" table:formula="of:=[$data.A113]" office:value-type="string" office:string-value="L5" calcext:value-type="string">
            <text:p>L5</text:p>
          </table:table-cell>
          <table:table-cell table:style-name="ce4" office:value-type="string" calcext:value-type="string">
            <text:p>113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13]" office:value-type="string" office:string-value="BT_PLLVSS" calcext:value-type="string">
            <text:p>BT_PLLVSS</text:p>
          </table:table-cell>
          <table:table-cell table:number-columns-repeated="249"/>
        </table:table-row>
        <table:table-row table:style-name="ro3">
          <table:table-cell table:style-name="ce23" table:formula="of:=[$data.A114]" office:value-type="string" office:string-value="L6" calcext:value-type="string">
            <text:p>L6</text:p>
          </table:table-cell>
          <table:table-cell table:style-name="ce4" office:value-type="string" calcext:value-type="string">
            <text:p>114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14]" office:value-type="string" office:string-value="BT_IFVSS" calcext:value-type="string">
            <text:p>BT_IFVSS</text:p>
          </table:table-cell>
          <table:table-cell table:number-columns-repeated="249"/>
        </table:table-row>
        <table:table-row table:style-name="ro3">
          <table:table-cell table:style-name="ce23" table:formula="of:=[$data.A115]" office:value-type="string" office:string-value="L7" calcext:value-type="string">
            <text:p>L7</text:p>
          </table:table-cell>
          <table:table-cell table:style-name="ce4" office:value-type="string" calcext:value-type="string">
            <text:p>115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15]" office:value-type="string" office:string-value="BT_LNAVDD1P2" calcext:value-type="string">
            <text:p>BT_LNAVDD1P2</text:p>
          </table:table-cell>
          <table:table-cell table:number-columns-repeated="249"/>
        </table:table-row>
        <table:table-row table:style-name="ro3">
          <table:table-cell table:style-name="ce23" table:formula="of:=[$data.A116]" office:value-type="string" office:string-value="L8" calcext:value-type="string">
            <text:p>L8</text:p>
          </table:table-cell>
          <table:table-cell table:style-name="ce4" office:value-type="string" calcext:value-type="string">
            <text:p>116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16]" office:value-type="string" office:string-value="WRF_GPAIO_OUT" calcext:value-type="string">
            <text:p>WRF_GPAIO_OUT</text:p>
          </table:table-cell>
          <table:table-cell table:number-columns-repeated="249"/>
        </table:table-row>
        <table:table-row table:style-name="ro3">
          <table:table-cell table:style-name="ce23" table:formula="of:=[$data.A117]" office:value-type="string" office:string-value="L9" calcext:value-type="string">
            <text:p>L9</text:p>
          </table:table-cell>
          <table:table-cell table:style-name="ce4" office:value-type="string" calcext:value-type="string">
            <text:p>117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17]" office:value-type="string" office:string-value="WRF_AFE_GND" calcext:value-type="string">
            <text:p>WRF_AFE_GND</text:p>
          </table:table-cell>
          <table:table-cell table:number-columns-repeated="249"/>
        </table:table-row>
        <table:table-row table:style-name="ro3">
          <table:table-cell table:style-name="ce23" table:formula="of:=[$data.A118]" office:value-type="string" office:string-value="L10" calcext:value-type="string">
            <text:p>L10</text:p>
          </table:table-cell>
          <table:table-cell table:style-name="ce4" office:value-type="string" calcext:value-type="string">
            <text:p>118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18]" office:value-type="string" office:string-value="WRF_GENERAL2_GND" calcext:value-type="string">
            <text:p>WRF_GENERAL2_GND</text:p>
          </table:table-cell>
          <table:table-cell table:number-columns-repeated="249"/>
        </table:table-row>
        <table:table-row table:style-name="ro3">
          <table:table-cell table:style-name="ce23" table:formula="of:=[$data.A119]" office:value-type="string" office:string-value="L11" calcext:value-type="string">
            <text:p>L11</text:p>
          </table:table-cell>
          <table:table-cell table:style-name="ce4" office:value-type="string" calcext:value-type="string">
            <text:p>119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19]" office:value-type="string" office:string-value="WRF_RFIN_5G" calcext:value-type="string">
            <text:p>WRF_RFIN_5G</text:p>
          </table:table-cell>
          <table:table-cell table:number-columns-repeated="249"/>
        </table:table-row>
        <table:table-row table:style-name="ro3">
          <table:table-cell table:style-name="ce23" table:formula="of:=[$data.A120]" office:value-type="string" office:string-value="M1" calcext:value-type="string">
            <text:p>M1</text:p>
          </table:table-cell>
          <table:table-cell table:style-name="ce4" office:value-type="string" calcext:value-type="string">
            <text:p>12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20]" office:value-type="string" office:string-value="BT_DEV_WAKE" calcext:value-type="string">
            <text:p>BT_DEV_WAKE</text:p>
          </table:table-cell>
          <table:table-cell table:number-columns-repeated="249"/>
        </table:table-row>
        <table:table-row table:style-name="ro3">
          <table:table-cell table:style-name="ce23" table:formula="of:=[$data.A121]" office:value-type="string" office:string-value="M2" calcext:value-type="string">
            <text:p>M2</text:p>
          </table:table-cell>
          <table:table-cell table:style-name="ce4" office:value-type="string" calcext:value-type="string">
            <text:p>121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21]" office:value-type="string" office:string-value="FM_PLLVDD1P2" calcext:value-type="string">
            <text:p>FM_PLLVDD1P2</text:p>
          </table:table-cell>
          <table:table-cell table:number-columns-repeated="249"/>
        </table:table-row>
        <table:table-row table:style-name="ro3">
          <table:table-cell table:style-name="ce23" table:formula="of:=[$data.A122]" office:value-type="string" office:string-value="M3" calcext:value-type="string">
            <text:p>M3</text:p>
          </table:table-cell>
          <table:table-cell table:style-name="ce4" office:value-type="string" calcext:value-type="string">
            <text:p>122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22]" office:value-type="string" office:string-value="FM_RFVSS" calcext:value-type="string">
            <text:p>FM_RFVSS</text:p>
          </table:table-cell>
          <table:table-cell table:number-columns-repeated="249"/>
        </table:table-row>
        <table:table-row table:style-name="ro3">
          <table:table-cell table:style-name="ce23" table:formula="of:=[$data.A123]" office:value-type="string" office:string-value="M4" calcext:value-type="string">
            <text:p>M4</text:p>
          </table:table-cell>
          <table:table-cell table:style-name="ce4" office:value-type="string" calcext:value-type="string">
            <text:p>123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23]" office:value-type="string" office:string-value="FM_PLLVSS" calcext:value-type="string">
            <text:p>FM_PLLVSS</text:p>
          </table:table-cell>
          <table:table-cell table:number-columns-repeated="249"/>
        </table:table-row>
        <table:table-row table:style-name="ro3">
          <table:table-cell table:style-name="ce23" table:formula="of:=[$data.A124]" office:value-type="string" office:string-value="M5" calcext:value-type="string">
            <text:p>M5</text:p>
          </table:table-cell>
          <table:table-cell table:style-name="ce4" office:value-type="string" calcext:value-type="string">
            <text:p>124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24]" office:value-type="string" office:string-value="BT_PLLVDD1P2" calcext:value-type="string">
            <text:p>BT_PLLVDD1P2</text:p>
          </table:table-cell>
          <table:table-cell table:number-columns-repeated="249"/>
        </table:table-row>
        <table:table-row table:style-name="ro3">
          <table:table-cell table:style-name="ce23" table:formula="of:=[$data.A125]" office:value-type="string" office:string-value="M6" calcext:value-type="string">
            <text:p>M6</text:p>
          </table:table-cell>
          <table:table-cell table:style-name="ce4" office:value-type="string" calcext:value-type="string">
            <text:p>125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25]" office:value-type="string" office:string-value="BT_PAVSS" calcext:value-type="string">
            <text:p>BT_PAVSS</text:p>
          </table:table-cell>
          <table:table-cell table:number-columns-repeated="249"/>
        </table:table-row>
        <table:table-row table:style-name="ro3">
          <table:table-cell table:style-name="ce23" table:formula="of:=[$data.A126]" office:value-type="string" office:string-value="M7" calcext:value-type="string">
            <text:p>M7</text:p>
          </table:table-cell>
          <table:table-cell table:style-name="ce4" office:value-type="string" calcext:value-type="string">
            <text:p>126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26]" office:value-type="string" office:string-value="BT_LNAVSS" calcext:value-type="string">
            <text:p>BT_LNAVSS</text:p>
          </table:table-cell>
          <table:table-cell table:number-columns-repeated="249"/>
        </table:table-row>
        <table:table-row table:style-name="ro3">
          <table:table-cell table:style-name="ce23" table:formula="of:=[$data.A127]" office:value-type="string" office:string-value="M8" calcext:value-type="string">
            <text:p>M8</text:p>
          </table:table-cell>
          <table:table-cell table:style-name="ce4" office:value-type="string" calcext:value-type="string">
            <text:p>127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27]" office:value-type="string" office:string-value="WRF_RX2G_GND" calcext:value-type="string">
            <text:p>WRF_RX2G_GND</text:p>
          </table:table-cell>
          <table:table-cell table:number-columns-repeated="249"/>
        </table:table-row>
        <table:table-row table:style-name="ro3">
          <table:table-cell table:style-name="ce23" table:formula="of:=[$data.A128]" office:value-type="string" office:string-value="M9" calcext:value-type="string">
            <text:p>M9</text:p>
          </table:table-cell>
          <table:table-cell table:style-name="ce4" office:value-type="string" calcext:value-type="string">
            <text:p>128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28]" office:value-type="string" office:string-value="WRF_TXMIX_VDD" calcext:value-type="string">
            <text:p>WRF_TXMIX_VDD</text:p>
          </table:table-cell>
          <table:table-cell table:number-columns-repeated="249"/>
        </table:table-row>
        <table:table-row table:style-name="ro3">
          <table:table-cell table:style-name="ce23" table:formula="of:=[$data.A129]" office:value-type="string" office:string-value="M10" calcext:value-type="string">
            <text:p>M10</text:p>
          </table:table-cell>
          <table:table-cell table:style-name="ce4" office:value-type="string" calcext:value-type="string">
            <text:p>129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29]" office:value-type="string" office:string-value="WRF_PA_GND3P3" calcext:value-type="string">
            <text:p>WRF_PA_GND3P3</text:p>
          </table:table-cell>
          <table:table-cell table:number-columns-repeated="249"/>
        </table:table-row>
        <table:table-row table:style-name="ro3">
          <table:table-cell table:style-name="ce23" table:formula="of:=[$data.A130]" office:value-type="string" office:string-value="M11" calcext:value-type="string">
            <text:p>M11</text:p>
          </table:table-cell>
          <table:table-cell table:style-name="ce4" office:value-type="string" calcext:value-type="string">
            <text:p>130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30]" office:value-type="string" office:string-value="WRF_PAOUT_5G" calcext:value-type="string">
            <text:p>WRF_PAOUT_5G</text:p>
          </table:table-cell>
          <table:table-cell table:number-columns-repeated="249"/>
        </table:table-row>
        <table:table-row table:style-name="ro3">
          <table:table-cell table:style-name="ce23" table:formula="of:=[$data.A131]" office:value-type="string" office:string-value="N1" calcext:value-type="string">
            <text:p>N1</text:p>
          </table:table-cell>
          <table:table-cell table:style-name="ce4" office:value-type="string" calcext:value-type="string">
            <text:p>131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31]" office:value-type="string" office:string-value="FM_AOUT1" calcext:value-type="string">
            <text:p>FM_AOUT1</text:p>
          </table:table-cell>
          <table:table-cell table:number-columns-repeated="249"/>
        </table:table-row>
        <table:table-row table:style-name="ro3">
          <table:table-cell table:style-name="ce23" table:formula="of:=[$data.A132]" office:value-type="string" office:string-value="N2" calcext:value-type="string">
            <text:p>N2</text:p>
          </table:table-cell>
          <table:table-cell table:style-name="ce4" office:value-type="string" calcext:value-type="string">
            <text:p>132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32]" office:value-type="string" office:string-value="FM_AOUT2" calcext:value-type="string">
            <text:p>FM_AOUT2</text:p>
          </table:table-cell>
          <table:table-cell table:number-columns-repeated="249"/>
        </table:table-row>
        <table:table-row table:style-name="ro3">
          <table:table-cell table:style-name="ce23" table:formula="of:=[$data.A133]" office:value-type="string" office:string-value="N3" calcext:value-type="string">
            <text:p>N3</text:p>
          </table:table-cell>
          <table:table-cell table:style-name="ce4" office:value-type="string" calcext:value-type="string">
            <text:p>133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33]" office:value-type="string" office:string-value="FM_RFVDD1P2" calcext:value-type="string">
            <text:p>FM_RFVDD1P2</text:p>
          </table:table-cell>
          <table:table-cell table:number-columns-repeated="249"/>
        </table:table-row>
        <table:table-row table:style-name="ro3">
          <table:table-cell table:style-name="ce23" table:formula="of:=[$data.A134]" office:value-type="string" office:string-value="N4" calcext:value-type="string">
            <text:p>N4</text:p>
          </table:table-cell>
          <table:table-cell table:style-name="ce4" office:value-type="string" calcext:value-type="string">
            <text:p>134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34]" office:value-type="string" office:string-value="FM_RFIN" calcext:value-type="string">
            <text:p>FM_RFIN</text:p>
          </table:table-cell>
          <table:table-cell table:number-columns-repeated="249"/>
        </table:table-row>
        <table:table-row table:style-name="ro3">
          <table:table-cell table:style-name="ce23" table:formula="of:=[$data.A135]" office:value-type="string" office:string-value="N5" calcext:value-type="string">
            <text:p>N5</text:p>
          </table:table-cell>
          <table:table-cell table:style-name="ce4" office:value-type="string" calcext:value-type="string">
            <text:p>135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35]" office:value-type="string" office:string-value="BT_IFVDD1P2" calcext:value-type="string">
            <text:p>BT_IFVDD1P2</text:p>
          </table:table-cell>
          <table:table-cell table:number-columns-repeated="249"/>
        </table:table-row>
        <table:table-row table:style-name="ro3">
          <table:table-cell table:style-name="ce23" table:formula="of:=[$data.A136]" office:value-type="string" office:string-value="N6" calcext:value-type="string">
            <text:p>N6</text:p>
          </table:table-cell>
          <table:table-cell table:style-name="ce4" office:value-type="string" calcext:value-type="string">
            <text:p>136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36]" office:value-type="string" office:string-value="BT_PAVDD2P5" calcext:value-type="string">
            <text:p>BT_PAVDD2P5</text:p>
          </table:table-cell>
          <table:table-cell table:number-columns-repeated="249"/>
        </table:table-row>
        <table:table-row table:style-name="ro3">
          <table:table-cell table:style-name="ce23" table:formula="of:=[$data.A137]" office:value-type="string" office:string-value="N7" calcext:value-type="string">
            <text:p>N7</text:p>
          </table:table-cell>
          <table:table-cell table:style-name="ce4" office:value-type="string" calcext:value-type="string">
            <text:p>137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37]" office:value-type="string" office:string-value="BT_RF" calcext:value-type="string">
            <text:p>BT_RF</text:p>
          </table:table-cell>
          <table:table-cell table:number-columns-repeated="249"/>
        </table:table-row>
        <table:table-row table:style-name="ro3">
          <table:table-cell table:style-name="ce23" table:formula="of:=[$data.A138]" office:value-type="string" office:string-value="N8" calcext:value-type="string">
            <text:p>N8</text:p>
          </table:table-cell>
          <table:table-cell table:style-name="ce4" office:value-type="string" calcext:value-type="string">
            <text:p>138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38]" office:value-type="string" office:string-value="WRF_RFIN_2G" calcext:value-type="string">
            <text:p>WRF_RFIN_2G</text:p>
          </table:table-cell>
          <table:table-cell table:number-columns-repeated="249"/>
        </table:table-row>
        <table:table-row table:style-name="ro3">
          <table:table-cell table:style-name="ce23" table:formula="of:=[$data.A139]" office:value-type="string" office:string-value="N9" calcext:value-type="string">
            <text:p>N9</text:p>
          </table:table-cell>
          <table:table-cell table:style-name="ce4" office:value-type="string" calcext:value-type="string">
            <text:p>139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39]" office:value-type="string" office:string-value="WRF_PAOUT_2G" calcext:value-type="string">
            <text:p>WRF_PAOUT_2G</text:p>
          </table:table-cell>
          <table:table-cell table:number-columns-repeated="249"/>
        </table:table-row>
        <table:table-row table:style-name="ro3">
          <table:table-cell table:style-name="ce23" table:formula="of:=[$data.A140]" office:value-type="string" office:string-value="N11" calcext:value-type="string">
            <text:p>N11</text:p>
          </table:table-cell>
          <table:table-cell table:style-name="ce4" office:value-type="string" calcext:value-type="string">
            <text:p>140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40]" office:value-type="string" office:string-value="WRF_PA_VDD3P3" calcext:value-type="string">
            <text:p>WRF_PA_VDD3P3</text:p>
          </table:table-cell>
          <table:table-cell table:number-columns-repeated="249"/>
        </table:table-row>
        <table:table-row table:style-name="ro3" table:number-rows-repeated="65326">
          <table:table-cell table:number-columns-repeated="256"/>
        </table:table-row>
        <table:table-row table:style-name="ro3" table:number-rows-repeated="11">
          <table:table-cell table:style-name="Default"/>
          <table:table-cell table:number-columns-repeated="5"/>
          <table:table-cell table:style-name="Default" table:number-columns-repeated="250"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250"/>
        </table:table-row>
      </table:table>
      <table:table table:name="data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SR_PVS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2</text:p>
          </table:table-cell>
          <table:table-cell office:value-type="string" calcext:value-type="string">
            <text:p>SR_VDDBAT5V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3</text:p>
          </table:table-cell>
          <table:table-cell office:value-type="string" calcext:value-type="string">
            <text:p>LDO_VDD1P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4</text:p>
          </table:table-cell>
          <table:table-cell office:value-type="string" calcext:value-type="string">
            <text:p>VOUT_3P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5</text:p>
          </table:table-cell>
          <table:table-cell office:value-type="string" calcext:value-type="string">
            <text:p>LDO_VDDBAT5V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6</text:p>
          </table:table-cell>
          <table:table-cell office:value-type="string" calcext:value-type="string">
            <text:p>SDIO_DATA_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7</text:p>
          </table:table-cell>
          <table:table-cell office:value-type="string" calcext:value-type="string">
            <text:p>SDIO_CLK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8</text:p>
          </table:table-cell>
          <table:table-cell office:value-type="string" calcext:value-type="string">
            <text:p>PCIE_RDP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9</text:p>
          </table:table-cell>
          <table:table-cell office:value-type="string" calcext:value-type="string">
            <text:p>PCIE_RD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10</text:p>
          </table:table-cell>
          <table:table-cell office:value-type="string" calcext:value-type="string">
            <text:p>PCIE_TD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1</text:p>
          </table:table-cell>
          <table:table-cell office:value-type="string" calcext:value-type="string">
            <text:p>SR_VLX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2</text:p>
          </table:table-cell>
          <table:table-cell office:value-type="string" calcext:value-type="string">
            <text:p>VOUT_PCIEL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3</text:p>
          </table:table-cell>
          <table:table-cell office:value-type="string" calcext:value-type="string">
            <text:p>VOUT_CL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4</text:p>
          </table:table-cell>
          <table:table-cell office:value-type="string" calcext:value-type="string">
            <text:p>VOUT_LNL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5</text:p>
          </table:table-cell>
          <table:table-cell office:value-type="string" calcext:value-type="string">
            <text:p>VOUT_BTLDO2P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6</text:p>
          </table:table-cell>
          <table:table-cell office:value-type="string" calcext:value-type="string">
            <text:p>SDIO_DATA_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7</text:p>
          </table:table-cell>
          <table:table-cell office:value-type="string" calcext:value-type="string">
            <text:p>SDIO_DATA_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8</text:p>
          </table:table-cell>
          <table:table-cell office:value-type="string" calcext:value-type="string">
            <text:p>PCIE_CLKREQ_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9</text:p>
          </table:table-cell>
          <table:table-cell office:value-type="string" calcext:value-type="string">
            <text:p>PCIE_RXTX_AVDD1P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10</text:p>
          </table:table-cell>
          <table:table-cell office:value-type="string" calcext:value-type="string">
            <text:p>PCIE_TDP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11</text:p>
          </table:table-cell>
          <table:table-cell office:value-type="string" calcext:value-type="string">
            <text:p>PCIE_REFCLKP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1</text:p>
          </table:table-cell>
          <table:table-cell office:value-type="string" calcext:value-type="string">
            <text:p>GPIO_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2</text:p>
          </table:table-cell>
          <table:table-cell office:value-type="string" calcext:value-type="string">
            <text:p>PMU_AVS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3</text:p>
          </table:table-cell>
          <table:table-cell office:value-type="string" calcext:value-type="string">
            <text:p>BT_REG_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4</text:p>
          </table:table-cell>
          <table:table-cell office:value-type="string" calcext:value-type="string">
            <text:p>WL_REG_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5</text:p>
          </table:table-cell>
          <table:table-cell office:value-type="string" calcext:value-type="string">
            <text:p>VSS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6</text:p>
          </table:table-cell>
          <table:table-cell office:value-type="string" calcext:value-type="string">
            <text:p>SDIO_CM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7</text:p>
          </table:table-cell>
          <table:table-cell office:value-type="string" calcext:value-type="string">
            <text:p>SDIO_DATA_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8</text:p>
          </table:table-cell>
          <table:table-cell office:value-type="string" calcext:value-type="string">
            <text:p>VDD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9</text:p>
          </table:table-cell>
          <table:table-cell office:value-type="string" calcext:value-type="string">
            <text:p>PCIE_VS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10</text:p>
          </table:table-cell>
          <table:table-cell office:value-type="string" calcext:value-type="string">
            <text:p>PCIE_PLL_AVDD1P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11</text:p>
          </table:table-cell>
          <table:table-cell office:value-type="string" calcext:value-type="string">
            <text:p>PCIE_REFCLK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1</text:p>
          </table:table-cell>
          <table:table-cell office:value-type="string" calcext:value-type="string">
            <text:p>GPIO_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2</text:p>
          </table:table-cell>
          <table:table-cell office:value-type="string" calcext:value-type="string">
            <text:p>GPIO_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3</text:p>
          </table:table-cell>
          <table:table-cell office:value-type="string" calcext:value-type="string">
            <text:p>GPIO_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4</text:p>
          </table:table-cell>
          <table:table-cell office:value-type="string" calcext:value-type="string">
            <text:p>GPIO_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5</text:p>
          </table:table-cell>
          <table:table-cell office:value-type="string" calcext:value-type="string">
            <text:p>VDDI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6</text:p>
          </table:table-cell>
          <table:table-cell office:value-type="string" calcext:value-type="string">
            <text:p>VDDIO_S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7</text:p>
          </table:table-cell>
          <table:table-cell office:value-type="string" calcext:value-type="string">
            <text:p>PCI_PME_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8</text:p>
          </table:table-cell>
          <table:table-cell office:value-type="string" calcext:value-type="string">
            <text:p>PERST_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9</text:p>
          </table:table-cell>
          <table:table-cell office:value-type="string" calcext:value-type="string">
            <text:p>NC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10</text:p>
          </table:table-cell>
          <table:table-cell office:value-type="string" calcext:value-type="string">
            <text:p>GPIO_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11</text:p>
          </table:table-cell>
          <table:table-cell office:value-type="string" calcext:value-type="string">
            <text:p>GPIO_1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1</text:p>
          </table:table-cell>
          <table:table-cell office:value-type="string" calcext:value-type="string">
            <text:p>GPIO_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2</text:p>
          </table:table-cell>
          <table:table-cell office:value-type="string" calcext:value-type="string">
            <text:p>VDD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3</text:p>
          </table:table-cell>
          <table:table-cell office:value-type="string" calcext:value-type="string">
            <text:p>GPIO_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4</text:p>
          </table:table-cell>
          <table:table-cell office:value-type="string" calcext:value-type="string">
            <text:p>GPIO_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5</text:p>
          </table:table-cell>
          <table:table-cell office:value-type="string" calcext:value-type="string">
            <text:p>JTAG_SE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6</text:p>
          </table:table-cell>
          <table:table-cell office:value-type="string" calcext:value-type="string">
            <text:p>RF_SW_CTRL_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7</text:p>
          </table:table-cell>
          <table:table-cell office:value-type="string" calcext:value-type="string">
            <text:p>VDDIO_R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8</text:p>
          </table:table-cell>
          <table:table-cell office:value-type="string" calcext:value-type="string">
            <text:p>NC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9</text:p>
          </table:table-cell>
          <table:table-cell office:value-type="string" calcext:value-type="string">
            <text:p>AVDD_BBPL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10</text:p>
          </table:table-cell>
          <table:table-cell office:value-type="string" calcext:value-type="string">
            <text:p>AVSS_BBPL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11</text:p>
          </table:table-cell>
          <table:table-cell office:value-type="string" calcext:value-type="string">
            <text:p>NC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1</text:p>
          </table:table-cell>
          <table:table-cell office:value-type="string" calcext:value-type="string">
            <text:p>LPO_I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2</text:p>
          </table:table-cell>
          <table:table-cell office:value-type="string" calcext:value-type="string">
            <text:p>BT_VDD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3</text:p>
          </table:table-cell>
          <table:table-cell office:value-type="string" calcext:value-type="string">
            <text:p>GPIO_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4</text:p>
          </table:table-cell>
          <table:table-cell office:value-type="string" calcext:value-type="string">
            <text:p>GPIO_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5</text:p>
          </table:table-cell>
          <table:table-cell office:value-type="string" calcext:value-type="string">
            <text:p>VSS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6</text:p>
          </table:table-cell>
          <table:table-cell office:value-type="string" calcext:value-type="string">
            <text:p>RF_SW_CTRL_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7</text:p>
          </table:table-cell>
          <table:table-cell office:value-type="string" calcext:value-type="string">
            <text:p>RF_SW_CTRL_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8</text:p>
          </table:table-cell>
          <table:table-cell office:value-type="string" calcext:value-type="string">
            <text:p>VDD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9</text:p>
          </table:table-cell>
          <table:table-cell office:value-type="string" calcext:value-type="string">
            <text:p>VSS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10</text:p>
          </table:table-cell>
          <table:table-cell office:value-type="string" calcext:value-type="string">
            <text:p>RF_SW_CTRL_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11</text:p>
          </table:table-cell>
          <table:table-cell office:value-type="string" calcext:value-type="string">
            <text:p>RF_SW_CTRL_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1</text:p>
          </table:table-cell>
          <table:table-cell office:value-type="string" calcext:value-type="string">
            <text:p>BT_PCM_I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2</text:p>
          </table:table-cell>
          <table:table-cell office:value-type="string" calcext:value-type="string">
            <text:p>VSS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3</text:p>
          </table:table-cell>
          <table:table-cell office:value-type="string" calcext:value-type="string">
            <text:p>BT_PCM_SYN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4</text:p>
          </table:table-cell>
          <table:table-cell office:value-type="string" calcext:value-type="string">
            <text:p>BT_VD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5</text:p>
          </table:table-cell>
          <table:table-cell office:value-type="string" calcext:value-type="string">
            <text:p>GPIO_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6</text:p>
          </table:table-cell>
          <table:table-cell office:value-type="string" calcext:value-type="string">
            <text:p>RF_SW_CTRL_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7</text:p>
          </table:table-cell>
          <table:table-cell office:value-type="string" calcext:value-type="string">
            <text:p>RF_SW_CTRL_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8</text:p>
          </table:table-cell>
          <table:table-cell office:value-type="string" calcext:value-type="string">
            <text:p>RF_SW_CTRL_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9</text:p>
          </table:table-cell>
          <table:table-cell office:value-type="string" calcext:value-type="string">
            <text:p>RF_SW_CTRL_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10</text:p>
          </table:table-cell>
          <table:table-cell office:value-type="string" calcext:value-type="string">
            <text:p>WRF_XTAL_GND1P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11</text:p>
          </table:table-cell>
          <table:table-cell office:value-type="string" calcext:value-type="string">
            <text:p>WRF_XTAL_X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1</text:p>
          </table:table-cell>
          <table:table-cell office:value-type="string" calcext:value-type="string">
            <text:p>BT_PCM_CLK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2</text:p>
          </table:table-cell>
          <table:table-cell office:value-type="string" calcext:value-type="string">
            <text:p>BT_I2S_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3</text:p>
          </table:table-cell>
          <table:table-cell office:value-type="string" calcext:value-type="string">
            <text:p>BT_PCM_OU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4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5</text:p>
          </table:table-cell>
          <table:table-cell office:value-type="string" calcext:value-type="string">
            <text:p>BT_GPIO_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6</text:p>
          </table:table-cell>
          <table:table-cell office:value-type="string" calcext:value-type="string">
            <text:p>BT_GPIO_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8</text:p>
          </table:table-cell>
          <table:table-cell office:value-type="string" calcext:value-type="string">
            <text:p>WRF_SYNTH_VDD3P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9</text:p>
          </table:table-cell>
          <table:table-cell office:value-type="string" calcext:value-type="string">
            <text:p>WRF_XTAL_VDD1P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10</text:p>
          </table:table-cell>
          <table:table-cell office:value-type="string" calcext:value-type="string">
            <text:p>WRF_XTAL_VDD1P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11</text:p>
          </table:table-cell>
          <table:table-cell office:value-type="string" calcext:value-type="string">
            <text:p>WRF_XTAL_XOP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1</text:p>
          </table:table-cell>
          <table:table-cell office:value-type="string" calcext:value-type="string">
            <text:p>BT_I2S_CLK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2</text:p>
          </table:table-cell>
          <table:table-cell office:value-type="string" calcext:value-type="string">
            <text:p>BT_I2S_DI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3</text:p>
          </table:table-cell>
          <table:table-cell office:value-type="string" calcext:value-type="string">
            <text:p>BT_I2S_W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4</text:p>
          </table:table-cell>
          <table:table-cell office:value-type="string" calcext:value-type="string">
            <text:p>BT_VDD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5</text:p>
          </table:table-cell>
          <table:table-cell office:value-type="string" calcext:value-type="string">
            <text:p>VDD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6</text:p>
          </table:table-cell>
          <table:table-cell office:value-type="string" calcext:value-type="string">
            <text:p>BT_UART_CTS_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7</text:p>
          </table:table-cell>
          <table:table-cell office:value-type="string" calcext:value-type="string">
            <text:p>BT_GPIO_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8</text:p>
          </table:table-cell>
          <table:table-cell office:value-type="string" calcext:value-type="string">
            <text:p>WRF_VCO_GN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9</text:p>
          </table:table-cell>
          <table:table-cell office:value-type="string" calcext:value-type="string">
            <text:p>WRF_SYNTH_GN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10</text:p>
          </table:table-cell>
          <table:table-cell office:value-type="string" calcext:value-type="string">
            <text:p>WRF_SYNTH_VDD1P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11</text:p>
          </table:table-cell>
          <table:table-cell office:value-type="string" calcext:value-type="string">
            <text:p>WRF_PMU_VDD1P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1</text:p>
          </table:table-cell>
          <table:table-cell office:value-type="string" calcext:value-type="string">
            <text:p>BT_UART_RX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2</text:p>
          </table:table-cell>
          <table:table-cell office:value-type="string" calcext:value-type="string">
            <text:p>BT_UART_TX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3</text:p>
          </table:table-cell>
          <table:table-cell office:value-type="string" calcext:value-type="string">
            <text:p>BT_UART_RTS_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4</text:p>
          </table:table-cell>
          <table:table-cell office:value-type="string" calcext:value-type="string">
            <text:p>BT_GPIO_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5</text:p>
          </table:table-cell>
          <table:table-cell office:value-type="string" calcext:value-type="string">
            <text:p>VSS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6</text:p>
          </table:table-cell>
          <table:table-cell office:value-type="string" calcext:value-type="string">
            <text:p>GPIO_1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7</text:p>
          </table:table-cell>
          <table:table-cell office:value-type="string" calcext:value-type="string">
            <text:p>GPIO_1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8</text:p>
          </table:table-cell>
          <table:table-cell office:value-type="string" calcext:value-type="string">
            <text:p>WRF_EXT_TSSI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9</text:p>
          </table:table-cell>
          <table:table-cell office:value-type="string" calcext:value-type="string">
            <text:p>WRF_GENERAL_GN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10</text:p>
          </table:table-cell>
          <table:table-cell office:value-type="string" calcext:value-type="string">
            <text:p>WRF_AFE_VDD1P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11</text:p>
          </table:table-cell>
          <table:table-cell office:value-type="string" calcext:value-type="string">
            <text:p>WRF_RX5G_GN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1</text:p>
          </table:table-cell>
          <table:table-cell office:value-type="string" calcext:value-type="string">
            <text:p>BT_VDD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2</text:p>
          </table:table-cell>
          <table:table-cell office:value-type="string" calcext:value-type="string">
            <text:p>VSS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3</text:p>
          </table:table-cell>
          <table:table-cell office:value-type="string" calcext:value-type="string">
            <text:p>BT_HOST_WAK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4</text:p>
          </table:table-cell>
          <table:table-cell office:value-type="string" calcext:value-type="string">
            <text:p>BT_CLK_REQ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5</text:p>
          </table:table-cell>
          <table:table-cell office:value-type="string" calcext:value-type="string">
            <text:p>BT_PLLVS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6</text:p>
          </table:table-cell>
          <table:table-cell office:value-type="string" calcext:value-type="string">
            <text:p>BT_IFVS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7</text:p>
          </table:table-cell>
          <table:table-cell office:value-type="string" calcext:value-type="string">
            <text:p>BT_LNAVDD1P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8</text:p>
          </table:table-cell>
          <table:table-cell office:value-type="string" calcext:value-type="string">
            <text:p>WRF_GPAIO_OU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9</text:p>
          </table:table-cell>
          <table:table-cell office:value-type="string" calcext:value-type="string">
            <text:p>WRF_AFE_GN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10</text:p>
          </table:table-cell>
          <table:table-cell office:value-type="string" calcext:value-type="string">
            <text:p>WRF_GENERAL2_GN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11</text:p>
          </table:table-cell>
          <table:table-cell office:value-type="string" calcext:value-type="string">
            <text:p>WRF_RFIN_5G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1</text:p>
          </table:table-cell>
          <table:table-cell office:value-type="string" calcext:value-type="string">
            <text:p>BT_DEV_WAK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2</text:p>
          </table:table-cell>
          <table:table-cell office:value-type="string" calcext:value-type="string">
            <text:p>FM_PLLVDD1P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3</text:p>
          </table:table-cell>
          <table:table-cell office:value-type="string" calcext:value-type="string">
            <text:p>FM_RFVS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4</text:p>
          </table:table-cell>
          <table:table-cell office:value-type="string" calcext:value-type="string">
            <text:p>FM_PLLVS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5</text:p>
          </table:table-cell>
          <table:table-cell office:value-type="string" calcext:value-type="string">
            <text:p>BT_PLLVDD1P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6</text:p>
          </table:table-cell>
          <table:table-cell office:value-type="string" calcext:value-type="string">
            <text:p>BT_PAVS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7</text:p>
          </table:table-cell>
          <table:table-cell office:value-type="string" calcext:value-type="string">
            <text:p>BT_LNAVS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8</text:p>
          </table:table-cell>
          <table:table-cell office:value-type="string" calcext:value-type="string">
            <text:p>WRF_RX2G_GN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9</text:p>
          </table:table-cell>
          <table:table-cell office:value-type="string" calcext:value-type="string">
            <text:p>WRF_TXMIX_VD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10</text:p>
          </table:table-cell>
          <table:table-cell office:value-type="string" calcext:value-type="string">
            <text:p>WRF_PA_GND3P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11</text:p>
          </table:table-cell>
          <table:table-cell office:value-type="string" calcext:value-type="string">
            <text:p>WRF_PAOUT_5G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1</text:p>
          </table:table-cell>
          <table:table-cell office:value-type="string" calcext:value-type="string">
            <text:p>FM_AOUT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2</text:p>
          </table:table-cell>
          <table:table-cell office:value-type="string" calcext:value-type="string">
            <text:p>FM_AOUT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3</text:p>
          </table:table-cell>
          <table:table-cell office:value-type="string" calcext:value-type="string">
            <text:p>FM_RFVDD1P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4</text:p>
          </table:table-cell>
          <table:table-cell office:value-type="string" calcext:value-type="string">
            <text:p>FM_RFI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5</text:p>
          </table:table-cell>
          <table:table-cell office:value-type="string" calcext:value-type="string">
            <text:p>BT_IFVDD1P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6</text:p>
          </table:table-cell>
          <table:table-cell office:value-type="string" calcext:value-type="string">
            <text:p>BT_PAVDD2P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7</text:p>
          </table:table-cell>
          <table:table-cell office:value-type="string" calcext:value-type="string">
            <text:p>BT_R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8</text:p>
          </table:table-cell>
          <table:table-cell office:value-type="string" calcext:value-type="string">
            <text:p>WRF_RFIN_2G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9</text:p>
          </table:table-cell>
          <table:table-cell office:value-type="string" calcext:value-type="string">
            <text:p>WRF_PAOUT_2G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11</text:p>
          </table:table-cell>
          <table:table-cell office:value-type="string" calcext:value-type="string">
            <text:p>WRF_PA_VDD3P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1">00/00/0000</text:date>, <text:time style:data-style-name="N2" text:time-value="21:18:54.59625946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1$Linux_X86_64 LibreOffice_project/10$Build-1</meta:generator>
    <meta:creation-date>2006-04-10T19:33:07</meta:creation-date>
    <dc:date>2018-08-11T22:17:50.302765994</dc:date>
    <dc:language>de-DE</dc:language>
    <meta:editing-cycles>13</meta:editing-cycles>
    <meta:editing-duration>PT56M19S</meta:editing-duration>
    <meta:document-statistic meta:table-count="2" meta:cell-count="1345" meta:object-count="0"/>
    <meta:user-defined meta:name="Info 1"/>
    <meta:user-defined meta:name="Info 2"/>
    <meta:user-defined meta:name="Info 3"/>
    <meta:user-defined meta:name="Info 4"/>
  </office:meta>
</office:document-meta>
</file>